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6C00000B8B244CE566136AE0F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833cm" svg:height="11.999cm" svg:x="2.1cm" svg:y="0.016cm">
          <draw:image xlink:href="Pictures/1000000000000A6C00000B8B244CE566136AE0F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6:02.814429088</dc:date>
    <meta:editing-duration>PT2M4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